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808080" style:font-name="Nimbus Sans L" fo:font-style="italic" officeooo:rsid="001286b7" officeooo:paragraph-rsid="0012ee53" style:font-style-asian="italic" style:font-style-complex="italic"/>
    </style:style>
    <style:style style:name="P2" style:family="paragraph" style:parent-style-name="Text_20_body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1286b7" officeooo:paragraph-rsid="0012ee53" style:text-blinking="false" fo:background-color="transparent" style:font-style-asian="italic" style:font-style-complex="italic"/>
    </style:style>
    <style:style style:name="P3" style:family="paragraph" style:parent-style-name="Text_20_body">
      <style:text-properties officeooo:rsid="00172b03" officeooo:paragraph-rsid="00172b03"/>
    </style:style>
    <style:style style:name="P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/>
    </style:style>
    <style:style style:name="P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font-name="Arial" fo:font-size="10.5pt" fo:font-style="normal" style:text-underline-style="solid" style:text-underline-width="auto" style:text-underline-color="font-color" fo:font-weight="normal" fo:background-color="transparent"/>
    </style:style>
    <style:style style:name="P6" style:family="paragraph" style:parent-style-name="Text_20_body">
      <style:paragraph-properties fo:margin-top="0cm" fo:margin-bottom="0cm" loext:contextual-spacing="false" fo:line-height="120%" style:writing-mode="lr-tb"/>
      <style:text-properties fo:font-weight="normal"/>
    </style:style>
    <style:style style:name="P7" style:family="paragraph" style:parent-style-name="Text_20_body" style:list-style-name="L3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/>
    </style:style>
    <style:style style:name="P8" style:family="paragraph" style:parent-style-name="Text_20_body" style:list-style-name="L4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/>
    </style:style>
    <style:style style:name="P9" style:family="paragraph" style:parent-style-name="Text_20_body" style:list-style-name="L5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6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7">
      <style:paragraph-properties fo:margin-top="0cm" fo:margin-bottom="0cm" loext:contextual-spacing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72b03" officeooo:paragraph-rsid="00172b03" style:text-blinking="false" fo:background-color="transparent"/>
    </style:style>
    <style:style style:name="P13" style:family="paragraph" style:parent-style-name="Text_20_body" style:list-style-name="L7">
      <style:paragraph-properties fo:margin-top="0cm" fo:margin-bottom="0cm" loext:contextual-spacing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72b03" officeooo:paragraph-rsid="00172b03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72b03" officeooo:paragraph-rsid="00172b03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91c8c" officeooo:paragraph-rsid="00191c8c" style:text-blinking="false" fo:background-color="transparent"/>
    </style:style>
    <style:style style:name="T1" style:family="text">
      <style:text-properties style:text-underline-style="solid" style:text-underline-width="auto" style:text-underline-color="font-color" fo:background-color="transparent" loext:char-shading-value="0"/>
    </style:style>
    <style:style style:name="T2" style:family="text">
      <style:text-properties fo:background-color="transparent" loext:char-shading-value="0"/>
    </style:style>
    <style:style style:name="T3" style:family="text">
      <style:text-properties fo:font-variant="normal" fo:text-transform="none" fo:color="#808080" style:font-name="Arial" fo:font-size="10.5pt" fo:font-style="italic" style:text-underline-style="solid" style:text-underline-width="auto" style:text-underline-color="font-color" fo:background-color="transparent" loext:char-shading-value="0"/>
    </style:style>
    <style:style style:name="T4" style:family="text">
      <style:text-properties fo:font-variant="normal" fo:text-transform="none" fo:color="#808080" style:text-line-through-style="none" style:text-line-through-type="none" style:font-name="Arial" fo:font-size="10.5pt" fo:font-style="italic" style:text-underline-style="none" style:text-blinking="false" fo:background-color="transparent" loext:char-shading-value="0"/>
    </style:style>
    <style:style style:name="T5" style:family="text">
      <style:text-properties officeooo:rsid="00172b03"/>
    </style:style>
    <style:style style:name="T6" style:family="text">
      <style:text-properties officeooo:rsid="0019158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a952eb4c-6206-82b5-f74c-b091e4b2c85a"/>Lundi 25 avril 2016</text:p>
      <text:p text:style-name="Text_20_body"/>
      <text:p text:style-name="P5">Premier rassemblement du groupe:</text:p>
      <text:list xml:id="list5781305032574547062" text:style-name="L3">
        <text:list-item>
          <text:p text:style-name="P7"><text:span text:style-name="T2">initialisation d'un dépôt git sur Redmine EDU. </text:span></text:p>
        </text:list-item>
        <text:list-item>
          <text:p text:style-name="P7"><text:span text:style-name="T2">Création d'un groupe skype et google drive. </text:span></text:p>
        </text:list-item>
      </text:list>
      <text:list xml:id="list8660362712992661257" text:style-name="L4">
        <text:list-item>
          <text:p text:style-name="P8"><text:span text:style-name="T1">9h30 – 11 h30 : </text:span><text:span text:style-name="T2">lecture, décorticage et brainstorming sur le sujet proposé, téléchargement d'Ingress pour découvrir l'univers du sujet. </text:span></text:p>
        </text:list-item>
        <text:list-item>
          <text:p text:style-name="P8"><text:span text:style-name="T1">14h – 18h :</text:span><text:span text:style-name="T2"> approfondissement, premier maquettage du client Android, initialisation du dictionnaire des termes et actions, définition finale des règles de jeu.</text:span></text:p>
        </text:list-item>
      </text:list>
      <text:p text:style-name="Text_20_body"/>
      <text:p text:style-name="P6"><text:span text:style-name="T3">Prévu pour le lendemain : </text:span><text:span text:style-name="T4">fin du dictionnaire, avancement des spécifications, maquettage serveur, diagramme UML. </text:span></text:p>
      <text:p text:style-name="Text_20_body"/>
      <text:p text:style-name="P4">Mardi 26 avril 2016</text:p>
      <text:list xml:id="list2375392107187336273" text:style-name="L5">
        <text:list-item>
          <text:p text:style-name="P9">Familiarisation avec Git (outil de versionnage)</text:p>
        </text:list-item>
        <text:list-item>
          <text:p text:style-name="P9">Réalisation et discutions autour du maquettage </text:p>
        </text:list-item>
        <text:list-item>
          <text:p text:style-name="P9">Début de la rédaction des specs</text:p>
        </text:list-item>
        <text:list-item>
          <text:p text:style-name="P9">Approfondissement et ajustement des règles du jeu </text:p>
        </text:list-item>
      </text:list>
      <text:p text:style-name="P12"/>
      <text:p text:style-name="P3"><text:s/></text:p>
      <text:p text:style-name="P4">Mercredi 27 avril 2016</text:p>
      <text:list xml:id="list9203272105643805219" text:style-name="L6">
        <text:list-item>
          <text:p text:style-name="P10">Finition du maquettage</text:p>
        </text:list-item>
        <text:list-item>
          <text:p text:style-name="P10">Commencement de l’UML et particulièrement du diagramme des classes </text:p>
        </text:list-item>
        <text:list-item>
          <text:p text:style-name="P10">Rédaction des specs</text:p>
        </text:list-item>
      </text:list>
      <text:p text:style-name="Text_20_body"/>
      <text:p text:style-name="P4">Jeudi 28 avril 2016</text:p>
      <text:list xml:id="list7587252142291624869" text:style-name="L7">
        <text:list-item>
          <text:p text:style-name="P11">Début de codage google sign in</text:p>
        </text:list-item>
        <text:list-item>
          <text:p text:style-name="P13">Diagrammes UML : deploiement, sequence, activité, <text:span text:style-name="T6">cas d'usage et classe.</text:span></text:p>
        </text:list-item>
      </text:list>
      <text:p text:style-name="P14"/>
      <text:p text:style-name="P15">Vendredi 29 avirl 2016</text:p>
      <text:p text:style-name="P15"><text:tab/>Fin des diagrammes UML</text:p>
      <text:p text:style-name="P15"><text:tab/>Mise au point sur les objectifs semaine prochain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23:03:44.203400290</meta:creation-date>
    <meta:generator>LibreOffice/5.0.3.2$Windows_x86 LibreOffice_project/e5f16313668ac592c1bfb310f4390624e3dbfb75</meta:generator>
    <dc:date>2016-04-29T15:41:49.048000000</dc:date>
    <meta:editing-duration>PT15M20S</meta:editing-duration>
    <meta:editing-cycles>9</meta:editing-cycles>
    <meta:document-statistic meta:table-count="0" meta:image-count="0" meta:object-count="0" meta:page-count="1" meta:paragraph-count="23" meta:word-count="175" meta:character-count="1105" meta:non-whitespace-character-count="953"/>
  </office:meta>
</office:document-meta>
</file>